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701in"/>
    </style:style>
    <style:style style:name="co2" style:family="table-column">
      <style:table-column-properties fo:break-before="auto" style:column-width="2.2516in"/>
    </style:style>
    <style:style style:name="co3" style:family="table-column">
      <style:table-column-properties fo:break-before="auto" style:column-width="3.1307in"/>
    </style:style>
    <style:style style:name="co4" style:family="table-column">
      <style:table-column-properties fo:break-before="auto" style:column-width="3.4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611in" fo:break-before="auto" style:use-optimal-row-height="true"/>
    </style:style>
    <style:style style:name="ro4" style:family="table-row">
      <style:table-row-properties style:row-height="0.8083in" fo:break-before="auto" style:use-optimal-row-height="true"/>
    </style:style>
    <style:style style:name="ro5" style:family="table-row">
      <style:table-row-properties style:row-height="1.202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style:font-name="Liberation Sans" fo:font-size="12pt" style:font-name-asian="Droid Sans Fallback" style:font-size-asian="12pt" style:font-name-complex="FreeSans" style:font-size-complex="12pt"/>
    </style:style>
    <style:style style:name="T1" style:family="tex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/>
          <table:table-cell office:value-type="string" calcext:value-type="string">
            <text:p>Result based on relationships between Product and Resellers table</text:p>
          </table:table-cell>
          <table:table-cell/>
          <table:table-cell office:value-type="string" calcext:value-type="string">
            <text:p>ES VERSION: 1.3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 000 Produc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 resellers per product</text:p>
          </table:table-cell>
          <table:table-cell/>
          <table:table-cell office:value-type="string" calcext:value-type="string">
            <text:p>Total of 1 200 000 records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esults in ms</text:p>
          </table:table-cell>
          <table:table-cell office:value-type="string" calcext:value-type="string">
            <text:p>Flat - 1 200 000 products</text:p>
          </table:table-cell>
          <table:table-cell office:value-type="string" calcext:value-type="string">
            <text:p>Nested – 300 000 products</text:p>
          </table:table-cell>
          <table:table-cell office:value-type="string" calcext:value-type="string">
            <text:p>Parent Child – 300 000 produc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 ALL PRODUCT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SORT ON NAME</text:p>
            <text:p>     Using the sort dsl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T SUPPORTE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SORT ON PRICE</text:p>
            <text:p>     Using the sort dsl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T SUPPORTE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SORT ON PRICE </text:p>
            <text:p>    using function_score</text:p>
            <text:p>        'script score'=&gt; lucene expression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SORT ON PRICE </text:p>
            <text:p>    using function_score 'field_value_factor'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12" calcext:value-type="float">
            <text:p>11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PRODUCTS MATCHING A QUERY</text:p>
            <text:p>    Group by product</text:p>
            <text:p>    Sorted by relevance</text:p>
          </table:table-cell>
          <table:table-cell office:value-type="string" calcext:value-type="string">
            <text:p>47</text:p>
            <text:p/>
            <text:p>==&gt; 30 080 results</text:p>
          </table:table-cell>
          <table:table-cell office:value-type="string" calcext:value-type="string">
            <text:p>35</text:p>
            <text:p/>
            <text:p>==&gt; 24216 results</text:p>
          </table:table-cell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4">
          <table:table-cell table:style-name="ce2" office:value-type="string" calcext:value-type="string">
            <text:p>PRODUCTS MATCHING A QUERY</text:p>
            <text:p>    Group by product</text:p>
            <text:p>    Sorted by date</text:p>
            <text:p/>
          </table:table-cell>
          <table:table-cell/>
          <table:table-cell office:value-type="string" calcext:value-type="string">
            <text:p>42</text:p>
            <text:p>4 when all filters are cached</text:p>
            <text:p/>
            <text:p>==&gt; 24216 results</text:p>
          </table:table-cell>
          <table:table-cell office:value-type="string" calcext:value-type="string">
            <text:p>86</text:p>
            <text:p>40 when all filters are cached</text:p>
            <text:p/>
            <text:p>==&gt; 24216 results</text:p>
          </table:table-cell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4">
          <table:table-cell table:style-name="ce2" office:value-type="string" calcext:value-type="string">
            <text:p>PRODUCTS MATCHING A QUERY</text:p>
            <text:p>    Group by product</text:p>
            <text:p>    Sorted by price</text:p>
          </table:table-cell>
          <table:table-cell/>
          <table:table-cell office:value-type="string" calcext:value-type="string">
            <text:p>42</text:p>
            <text:p>11 when all filters are cached</text:p>
            <text:p/>
            <text:p>==&gt; 24216 results</text:p>
          </table:table-cell>
          <table:table-cell office:value-type="string" calcext:value-type="string">
            <text:p>96</text:p>
            <text:p>36 when all filters are cached</text:p>
            <text:p/>
            <text:p>==&gt; 24216 result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 table:style-name="ce2" office:value-type="string" calcext:value-type="string">
            <text:p>PRODUCTS MATCHING A QUERY</text:p>
            <text:p>    Group by product</text:p>
            <text:p>    Sorted by price</text:p>
            <text:p>    Aggregation on category</text:p>
            <text:p><text:span text:style-name="T1">    Aggregation on startDate</text:span></text:p>
            <text:p><text:span text:style-name="T1"/></text:p>
          </table:table-cell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1">00/00/0000</text:date>, <text:time style:data-style-name="N2" text:time-value="09:41:02.5804536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9T15:19:32.250592897</meta:creation-date>
    <meta:generator>LibreOffice/4.2.6.3$Linux_X86_64 LibreOffice_project/420m0$Build-3</meta:generator>
    <dc:date>2014-10-01T15:24:37.261217674</dc:date>
    <meta:editing-duration>PT7H48M1S</meta:editing-duration>
    <meta:editing-cycles>18</meta:editing-cycles>
    <meta:document-statistic meta:table-count="1" meta:cell-count="39" meta:object-count="0"/>
  </office:meta>
</office:document-meta>
</file>